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7cm" svg:y1="2.905cm" svg:x2="4.775cm" svg:y2="2.905cm">
          <text:p/>
        </draw:line>
        <draw:line draw:style-name="gr1" draw:text-style-name="P1" draw:layer="layout" svg:x1="2.871cm" svg:y1="5.605cm" svg:x2="4.776cm" svg:y2="5.605cm">
          <text:p/>
        </draw:line>
        <draw:frame draw:style-name="gr2" draw:text-style-name="P2" draw:layer="layout" svg:width="2.153cm" svg:height="0.806cm" svg:x="2.75cm" svg:y="5.55cm">
          <draw:text-box>
            <text:p text:style-name="P2"><text:span text:style-name="T1">Ground</text:span></text:p>
          </draw:text-box>
        </draw:frame>
        <draw:frame draw:style-name="gr2" draw:text-style-name="P2" draw:layer="layout" svg:width="2.132cm" svg:height="0.806cm" svg:x="2.74cm" svg:y="2.176cm">
          <draw:text-box>
            <text:p text:style-name="P2"><text:span text:style-name="T1">Excited</text:span></text:p>
          </draw:text-box>
        </draw:frame>
        <draw:line draw:style-name="gr3" draw:text-style-name="P1" draw:layer="layout" svg:x1="3.638cm" svg:y1="5.55cm" svg:x2="3.608cm" svg:y2="2.905cm">
          <text:p/>
        </draw:line>
        <draw:line draw:style-name="gr3" draw:text-style-name="P1" draw:layer="layout" svg:x1="4.138cm" svg:y1="2.905cm" svg:x2="4.108cm" svg:y2="5.55cm">
          <text:p/>
        </draw:line>
        <draw:frame draw:style-name="gr2" draw:text-style-name="P3" draw:layer="layout" svg:width="2.293cm" svg:height="1.433cm" svg:x="1.125cm" svg:y="3.54cm">
          <draw:text-box>
            <text:p text:style-name="P3"><text:span text:style-name="T2">At most</text:span></text:p>
            <text:p text:style-name="P3"><text:span text:style-name="T2">50%-50%</text:span></text:p>
            <text:p text:style-name="P3"><text:span text:style-name="T2">populations</text:span></text:p>
          </draw:text-box>
        </draw:frame>
        <draw:frame draw:style-name="gr2" draw:text-style-name="P4" draw:layer="layout" svg:width="3.135cm" svg:height="1.505cm" svg:x="2.351cm" svg:y="6.25cm">
          <draw:text-box>
            <text:p text:style-name="P4"><text:span text:style-name="T3">2 levels</text:span></text:p>
            <text:p text:style-name="P4"><text:span text:style-name="T3">(no lasing)</text:span></text:p>
          </draw:text-box>
        </draw:frame>
        <draw:line draw:style-name="gr1" draw:text-style-name="P1" draw:layer="layout" svg:x1="6.771cm" svg:y1="2.906cm" svg:x2="8.676cm" svg:y2="2.906cm">
          <text:p/>
        </draw:line>
        <draw:line draw:style-name="gr1" draw:text-style-name="P1" draw:layer="layout" svg:x1="6.772cm" svg:y1="5.606cm" svg:x2="8.677cm" svg:y2="5.606cm">
          <text:p/>
        </draw:line>
        <draw:frame draw:style-name="gr2" draw:text-style-name="P2" draw:layer="layout" svg:width="2.153cm" svg:height="0.806cm" svg:x="6.651cm" svg:y="5.551cm">
          <draw:text-box>
            <text:p text:style-name="P2"><text:span text:style-name="T1">Ground</text:span></text:p>
          </draw:text-box>
        </draw:frame>
        <draw:frame draw:style-name="gr2" draw:text-style-name="P2" draw:layer="layout" svg:width="2.132cm" svg:height="0.806cm" svg:x="6.641cm" svg:y="2.187cm">
          <draw:text-box>
            <text:p text:style-name="P2"><text:span text:style-name="T1">Excited</text:span></text:p>
          </draw:text-box>
        </draw:frame>
        <draw:line draw:style-name="gr3" draw:text-style-name="P1" draw:layer="layout" svg:x1="7.539cm" svg:y1="5.551cm" svg:x2="7.509cm" svg:y2="2.906cm">
          <text:p/>
        </draw:line>
        <draw:frame draw:style-name="gr2" draw:text-style-name="P4" draw:layer="layout" svg:width="2.42cm" svg:height="1.505cm" svg:x="6.552cm" svg:y="6.251cm">
          <draw:text-box>
            <text:p text:style-name="P4"><text:span text:style-name="T3">3 levels</text:span></text:p>
            <text:p text:style-name="P4"><text:span text:style-name="T3">(laser)</text:span></text:p>
          </draw:text-box>
        </draw:frame>
        <draw:line draw:style-name="gr1" draw:text-style-name="P1" draw:layer="layout" svg:x1="9.472cm" svg:y1="3.906cm" svg:x2="10.525cm" svg:y2="3.906cm">
          <text:p/>
        </draw:line>
        <draw:line draw:style-name="gr3" draw:text-style-name="P1" draw:layer="layout" svg:x1="9.472cm" svg:y1="3.906cm" svg:x2="8.664cm" svg:y2="5.552cm">
          <text:p/>
        </draw:line>
        <draw:line draw:style-name="gr4" draw:text-style-name="P1" draw:layer="layout" svg:x1="8.639cm" svg:y1="2.907cm" svg:x2="9.472cm" svg:y2="3.906cm">
          <text:p/>
        </draw:line>
        <draw:frame draw:style-name="gr2" draw:text-style-name="P3" draw:layer="layout" svg:width="3.491cm" svg:height="0.645cm" svg:x="8.726cm" svg:y="2.741cm">
          <draw:text-box>
            <text:p text:style-name="P3"><text:span text:style-name="T2">Non-radiative (fast)</text:span></text:p>
          </draw:text-box>
        </draw:frame>
        <draw:frame draw:style-name="gr2" draw:text-style-name="P3" draw:layer="layout" svg:width="1.416cm" svg:height="0.645cm" svg:x="9.026cm" svg:y="4.542cm">
          <draw:text-box>
            <text:p text:style-name="P3"><text:span text:style-name="T2">lasing</text:span></text:p>
          </draw:text-box>
        </draw:frame>
        <draw:frame draw:style-name="gr2" draw:text-style-name="P3" draw:layer="layout" svg:width="3.266cm" svg:height="0.645cm" svg:x="10.327cm" svg:y="3.567cm">
          <draw:text-box>
            <text:p text:style-name="P3"><text:span text:style-name="T2">Intermediate level</text:span></text:p>
          </draw:text-box>
        </draw:frame>
        <draw:line draw:style-name="gr1" draw:text-style-name="P1" draw:layer="layout" svg:x1="14.172cm" svg:y1="2.907cm" svg:x2="16.077cm" svg:y2="2.907cm">
          <text:p/>
        </draw:line>
        <draw:line draw:style-name="gr1" draw:text-style-name="P1" draw:layer="layout" svg:x1="14.173cm" svg:y1="5.607cm" svg:x2="16.078cm" svg:y2="5.607cm">
          <text:p/>
        </draw:line>
        <draw:frame draw:style-name="gr2" draw:text-style-name="P2" draw:layer="layout" svg:width="2.153cm" svg:height="0.806cm" svg:x="14.052cm" svg:y="5.552cm">
          <draw:text-box>
            <text:p text:style-name="P2"><text:span text:style-name="T1">Ground</text:span></text:p>
          </draw:text-box>
        </draw:frame>
        <draw:frame draw:style-name="gr2" draw:text-style-name="P2" draw:layer="layout" svg:width="2.132cm" svg:height="0.806cm" svg:x="14.042cm" svg:y="2.188cm">
          <draw:text-box>
            <text:p text:style-name="P2"><text:span text:style-name="T1">Excited</text:span></text:p>
          </draw:text-box>
        </draw:frame>
        <draw:line draw:style-name="gr3" draw:text-style-name="P1" draw:layer="layout" svg:x1="14.94cm" svg:y1="5.552cm" svg:x2="14.91cm" svg:y2="2.907cm">
          <text:p/>
        </draw:line>
        <draw:frame draw:style-name="gr2" draw:text-style-name="P4" draw:layer="layout" svg:width="2.42cm" svg:height="1.505cm" svg:x="13.953cm" svg:y="6.252cm">
          <draw:text-box>
            <text:p text:style-name="P4"><text:span text:style-name="T3">4 levels</text:span></text:p>
            <text:p text:style-name="P4"><text:span text:style-name="T3">(laser)</text:span></text:p>
          </draw:text-box>
        </draw:frame>
        <draw:line draw:style-name="gr1" draw:text-style-name="P1" draw:layer="layout" svg:x1="16.873cm" svg:y1="3.907cm" svg:x2="17.926cm" svg:y2="3.907cm">
          <text:p/>
        </draw:line>
        <draw:line draw:style-name="gr3" draw:text-style-name="P1" draw:layer="layout" svg:x1="17.479cm" svg:y1="3.907cm" svg:x2="17.479cm" svg:y2="4.907cm">
          <text:p/>
        </draw:line>
        <draw:line draw:style-name="gr4" draw:text-style-name="P1" draw:layer="layout" svg:x1="16.04cm" svg:y1="2.908cm" svg:x2="16.873cm" svg:y2="3.907cm">
          <text:p/>
        </draw:line>
        <draw:frame draw:style-name="gr2" draw:text-style-name="P3" draw:layer="layout" svg:width="3.491cm" svg:height="0.645cm" svg:x="16.127cm" svg:y="2.742cm">
          <draw:text-box>
            <text:p text:style-name="P3"><text:span text:style-name="T2">Non-radiative (fast)</text:span></text:p>
          </draw:text-box>
        </draw:frame>
        <draw:frame draw:style-name="gr2" draw:text-style-name="P3" draw:layer="layout" svg:width="1.416cm" svg:height="0.645cm" svg:x="17.479cm" svg:y="4.073cm">
          <draw:text-box>
            <text:p text:style-name="P3"><text:span text:style-name="T2">lasing</text:span></text:p>
          </draw:text-box>
        </draw:frame>
        <draw:line draw:style-name="gr1" draw:text-style-name="P1" draw:layer="layout" svg:x1="16.874cm" svg:y1="4.907cm" svg:x2="17.927cm" svg:y2="4.907cm">
          <text:p/>
        </draw:line>
        <draw:line draw:style-name="gr4" draw:text-style-name="P1" draw:layer="layout" svg:x1="16.874cm" svg:y1="4.907cm" svg:x2="16.04cm" svg:y2="5.6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14T13:27:55</meta:creation-date>
    <meta:generator>OpenOffice.org/3.3$Linux OpenOffice.org_project/330m18$Build-9556</meta:generator>
    <dc:date>2011-01-14T15:11:19</dc:date>
    <dc:creator>Jussi Eloranta</dc:creator>
    <meta:editing-duration>PT1H43M24S</meta:editing-duration>
    <meta:editing-cycles>16</meta:editing-cycles>
    <meta:document-statistic meta:object-count="33"/>
  </office:meta>
</office:document-meta>
</file>